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 Light" svg:font-family="'Segoe UI Light'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mm"/>
    </style:style>
    <style:style style:name="ro1" style:family="table-row">
      <style:table-row-properties style:row-height="32mm" fo:break-before="auto" style:use-optimal-row-height="false"/>
    </style:style>
    <style:style style:name="ro2" style:family="table-row">
      <style:table-row-properties style:row-height="27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515151" style:vertical-align="middle"/>
      <style:paragraph-properties fo:text-align="center"/>
      <style:text-properties fo:color="#888888" style:font-name="Segoe UI Light" fo:font-size="35pt" fo:font-weight="250" style:font-size-asian="35pt" style:font-size-complex="35pt"/>
    </style:style>
    <style:style style:name="ce2" style:family="table-cell" style:parent-style-name="Default">
      <style:table-cell-properties style:text-align-source="fix" style:repeat-content="false" fo:border="0.06pt solid #515151" style:vertical-align="middle"/>
      <style:paragraph-properties fo:text-align="center"/>
      <style:text-properties fo:color="#888888" style:font-name="Segoe UI Light" fo:font-size="32pt" fo:font-weight="250" style:font-size-asian="32pt" style:font-size-complex="32pt"/>
    </style:style>
    <style:style style:name="ce3" style:family="table-cell" style:parent-style-name="Default">
      <style:table-cell-properties style:text-align-source="fix" style:repeat-content="false" fo:wrap-option="wrap" fo:border="0.06pt solid #515151" style:vertical-align="middle"/>
      <style:paragraph-properties fo:text-align="start" fo:margin-left="5.29mm"/>
      <style:text-properties fo:color="#888888" style:font-name="Segoe UI Light" fo:font-size="18pt" fo:font-weight="250" style:font-size-asian="18pt" style:font-size-complex="18pt"/>
    </style:style>
    <style:style style:name="ce7" style:family="table-cell" style:parent-style-name="Default">
      <style:table-cell-properties style:text-align-source="fix" style:repeat-content="false" fo:wrap-option="wrap" fo:border="0.06pt solid #515151" style:vertical-align="middle"/>
      <style:paragraph-properties fo:text-align="start" fo:margin-left="5.29mm"/>
      <style:text-properties fo:color="#888888" style:font-name="Segoe UI Light" fo:font-size="14pt" fo:font-weight="250" style:font-size-asian="14pt" style:font-size-complex="14pt"/>
    </style:style>
    <style:style style:name="ce9" style:family="table-cell" style:parent-style-name="Default">
      <style:table-cell-properties style:text-align-source="fix" style:repeat-content="false" fo:border="0.06pt solid #7b7b7b" style:vertical-align="middle"/>
      <style:paragraph-properties fo:text-align="center"/>
      <style:text-properties fo:color="#888888" style:font-name="Segoe UI Light" fo:font-size="35pt" fo:font-weight="250" style:font-size-asian="35pt" style:font-size-complex="35pt"/>
    </style:style>
    <style:style style:name="ce10" style:family="table-cell" style:parent-style-name="Default">
      <style:table-cell-properties style:text-align-source="fix" style:repeat-content="false" fo:border="0.06pt solid #7b7b7b" style:vertical-align="middle"/>
      <style:paragraph-properties fo:text-align="center"/>
      <style:text-properties fo:color="#888888" style:font-name="Segoe UI Light" fo:font-size="32pt" fo:font-weight="250" style:font-size-asian="32pt" style:font-size-complex="32pt"/>
    </style:style>
    <style:style style:name="ce11" style:family="table-cell" style:parent-style-name="Default">
      <style:table-cell-properties style:text-align-source="fix" style:repeat-content="false" fo:wrap-option="wrap" fo:border="0.06pt solid #7b7b7b" style:vertical-align="middle"/>
      <style:paragraph-properties fo:text-align="start" fo:margin-left="5.29mm"/>
      <style:text-properties fo:color="#888888" style:font-name="Segoe UI Light" fo:font-size="18pt" fo:font-weight="250" style:font-size-asian="18pt" style:font-size-complex="18pt"/>
    </style:style>
    <style:style style:name="ce12" style:family="table-cell" style:parent-style-name="Default">
      <style:table-cell-properties style:text-align-source="fix" style:repeat-content="false" fo:wrap-option="wrap" fo:border="0.06pt solid #7b7b7b" style:vertical-align="middle"/>
      <style:paragraph-properties fo:text-align="start" fo:margin-left="5.29mm"/>
      <style:text-properties fo:color="#888888" style:font-name="Segoe UI Light" fo:font-size="14pt" fo:font-weight="250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Билеты 1–30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шесть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девять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Доказать теорему 1</text:p>
          </table:table-cell>
          <table:table-cell table:style-name="ce7" office:value-type="string" calcext:value-type="string">
            <text:p>Несчастливый билет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Билеты 1–34" table:style-name="ta1">
        <table:table-column table:style-name="co1" table:number-columns-repeated="1024" table:default-cell-style-name="Default"/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0" office:value-type="string" calcext:value-type="string">
            <text:p>шесть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девять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Доказать теорему 1</text:p>
          </table:table-cell>
          <table:table-cell table:style-name="ce12" office:value-type="string" calcext:value-type="string">
            <text:p>Несчастливый билет</text:p>
          </table:table-cell>
          <table:table-cell table:number-columns-repeated="1020"/>
        </table:table-row>
        <table:table-row table:style-name="ro2"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 Light" svg:font-family="'Segoe UI Light'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mm" fo:margin-bottom="7mm" fo:margin-left="14.01mm" fo:margin-right="14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.00.0000</text:date>, <text:time style:data-style-name="N2" text:time-value="12:37:08.43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11:44:27.306000000</meta:creation-date>
    <dc:date>2018-08-05T12:39:15.865000000</dc:date>
    <meta:editing-duration>PT11M44S</meta:editing-duration>
    <meta:editing-cycles>5</meta:editing-cycles>
    <meta:generator>LibreOffice/6.0.2.1$Windows_X86_64 LibreOffice_project/f7f06a8f319e4b62f9bc5095aa112a65d2f3ac89</meta:generator>
    <meta:document-statistic meta:table-count="2" meta:cell-count="68" meta:object-count="0"/>
  </office:meta>
</office:document-meta>
</file>